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Times" svg:font-family="Times"/>
    <style:font-face style:name="TimesNewRoman" svg:font-family="TimesNewRoman"/>
    <style:font-face style:name="TimesNewRoman,Bold" svg:font-family="'TimesNewRoman,Bold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" fo:font-size="10pt" fo:font-style="italic"/>
    </style:style>
    <style:style style:name="P2" style:family="paragraph" style:parent-style-name="Text_20_body">
      <style:paragraph-properties fo:text-align="center" style:justify-single-word="false"/>
      <style:text-properties style:font-name="Times" fo:font-size="18pt"/>
    </style:style>
    <style:style style:name="P3" style:family="paragraph" style:parent-style-name="Text_20_body">
      <style:paragraph-properties fo:text-align="center" style:justify-single-word="false"/>
      <style:text-properties style:font-name="Times" fo:font-size="14pt"/>
    </style:style>
    <style:style style:name="P4" style:family="paragraph" style:parent-style-name="Text_20_body">
      <style:text-properties style:font-name="Times" fo:font-size="16pt"/>
    </style:style>
    <style:style style:name="P5" style:family="paragraph" style:parent-style-name="Text_20_body">
      <style:paragraph-properties fo:text-align="justify" style:justify-single-word="false"/>
      <style:text-properties style:font-name="Times" fo:font-size="12pt" fo:font-weight="bol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Times" fo:font-size="12pt" fo:font-weight="bold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" fo:font-size="12pt"/>
    </style:style>
    <style:style style:name="P8" style:family="paragraph" style:parent-style-name="Text_20_body">
      <style:paragraph-properties fo:text-align="justify" style:justify-single-word="false"/>
      <style:text-properties style:font-name="Times" fo:font-size="12pt" fo:font-weight="normal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Times" fo:font-size="12pt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fo:font-weight="normal"/>
    </style:style>
    <style:style style:name="P13" style:family="paragraph" style:parent-style-name="Text_20_body">
      <style:paragraph-properties fo:text-align="justify" style:justify-single-word="false"/>
      <style:text-properties fo:font-weight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Heading_20_2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Times" fo:font-size="12pt" fo:font-weight="bold"/>
    </style:style>
    <style:style style:name="P20" style:family="paragraph" style:parent-style-name="Text_20_body">
      <style:paragraph-properties fo:text-align="justify" style:justify-single-word="false"/>
      <style:text-properties style:font-name="Times" fo:font-size="12pt" fo:font-weight="bold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Times" fo:font-size="12pt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"/>
    </style:style>
    <style:style style:name="T2" style:family="text">
      <style:text-properties style:font-name="Times" fo:font-size="20pt"/>
    </style:style>
    <style:style style:name="T3" style:family="text">
      <style:text-properties style:font-name="Times" fo:font-size="18pt"/>
    </style:style>
    <style:style style:name="T4" style:family="text">
      <style:text-properties style:font-name="Times" fo:font-size="12pt"/>
    </style:style>
    <style:style style:name="T5" style:family="text">
      <style:text-properties style:font-name="Times" fo:font-size="12pt" fo:font-weight="bold" style:font-weight-asian="normal" style:font-weight-complex="normal"/>
    </style:style>
    <style:style style:name="T6" style:family="text">
      <style:text-properties style:font-name="Times" fo:font-size="12pt" fo:font-weight="bold" style:font-weight-asian="bold" style:font-weight-complex="bold"/>
    </style:style>
    <style:style style:name="T7" style:family="text">
      <style:text-properties style:font-name="Times" fo:font-size="12pt" style:font-weight-asian="bold" style:font-weight-complex="bold"/>
    </style:style>
    <style:style style:name="T8" style:family="text">
      <style:text-properties style:font-name="TimesNewRoman" fo:font-size="20pt"/>
    </style:style>
    <style:style style:name="T9" style:family="text">
      <style:text-properties style:font-name="TimesNewRoman" fo:font-size="18pt"/>
    </style:style>
    <style:style style:name="T10" style:family="text">
      <style:text-properties style:font-name="TimesNewRoman,Bold" fo:font-size="12pt"/>
    </style:style>
    <style:style style:name="T11" style:family="text">
      <style:text-properties style:font-name="TimesNewRoman,Bold" fo:font-size="12pt" fo:font-weight="bold" style:font-weight-asian="normal" style:font-weight-complex="normal"/>
    </style:style>
    <style:style style:name="T12" style:family="text">
      <style:text-properties style:font-name="TimesNewRoman,Bold" fo:font-size="12pt" fo:font-weight="bold" style:font-weight-asian="bold" style:font-weight-complex="bold"/>
    </style:style>
    <style:style style:name="T13" style:family="text">
      <style:text-properties style:font-name="TimesNewRoman,Bold" fo:font-size="12pt" style:font-weight-asian="bold" style:font-weight-complex="bold"/>
    </style:style>
    <style:style style:name="T14" style:family="text">
      <style:text-properties style:font-name="Segoe UI"/>
    </style:style>
    <style:style style:name="T15" style:family="text">
      <style:text-properties style:font-name="Segoe UI" fo:font-size="12pt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Politechnika Koszali</text:span><text:span text:style-name="T8">ń</text:span><text:span text:style-name="T2">ska </text:span></text:p>
      <text:p text:style-name="P2">Wydział Elektroniki i Informatyki </text:p>
      <text:p text:style-name="P2"/>
      <text:p text:style-name="P2"/>
      <text:p text:style-name="P2">Sprawozdanie do projektu z przedmiotu: </text:p>
      <text:p text:style-name="P2"/>
      <text:p text:style-name="P2"/>
      <text:p text:style-name="P10">„<text:span text:style-name="T3">Zastosowania Sztucznej Inteligencji” </text:span></text:p>
      <text:p text:style-name="P3">Semestr V, Studia Dzienne</text:p>
      <text:p text:style-name="P3">Kierunek: Informatyka </text:p>
      <text:p text:style-name="P3">Rok akademicki 2016/2017 </text:p>
      <text:p text:style-name="P2"/>
      <text:p text:style-name="P2"/>
      <text:p text:style-name="P10"><text:span text:style-name="T3">Temat projektu: </text:span><text:span text:style-name="T3">Aplikacja symulująca system ogrzewania wody</text:span><text:span text:style-name="T3"> przy u</text:span><text:span text:style-name="T9">ż</text:span><text:span text:style-name="T3">yciu </text:span><text:span text:style-name="T3">logiki rozmytej</text:span><text:span text:style-name="T3"> </text:span></text:p>
      <text:p text:style-name="P4"/>
      <text:p text:style-name="P4"/>
      <text:p text:style-name="P4"/>
      <text:p text:style-name="P4">Projekt wykonali:<text:line-break/>Adrian Kubała (nr indeksu U-10444)</text:p>
      <text:p text:style-name="P4">Marek Kowalonek (nr indeksu U-10495)</text:p>
      <text:p text:style-name="P4">Wojciech Lejk (nr indeksu U-10450)</text:p>
      <text:p text:style-name="P4">Data: 09.01.2017 r.</text:p>
      <text:p text:style-name="P4"/>
      <text:p text:style-name="P4"><text:soft-page-break/></text:p>
      <text:p text:style-name="P19">1. Wprowadzenie </text:p>
      <text:p text:style-name="P7"><text:tab/>Zadaniem naszego projektu było wykonanie aplikacji symulującej system ogrzewania wody w gospodarstwie domowym. Do tego celu zastosowana została logika rozmyta, a program napisany jest w języku Java, przy użyciu biblioteki JfreeChart. Wybrano taką technologię, gdyż w najbardziej przejrzysty i klarowny sposób umożliwia rozwiązanie naszego problemu.</text:p>
      <text:p text:style-name="P7"><text:tab/>Na potrzeby projektu wykorzystaliśmy 1 zmienną lingwistyczną: temperatura bojlera. </text:p>
      <text:p text:style-name="P7">Natomiast zmienna temperatura zewnętrzna na podstawie konkretnych wartości wpływa na końcową temperaturę pieca. Zmienna lingwistyczna składa się natomiast z 5 termów, określających wartość temperatury.</text:p>
      <text:p text:style-name="P11"><text:span text:style-name="T4">Siła ogrzewania naszego pieca, będzie zatem zależała od temperatury otoczenia, co definiują przyjęte przez nas reguły. Piec w naszym projekcie przyjmuje wartości temperatury wody w zakresie od 7 do 75</text:span><text:span text:style-name="T15">°</text:span><text:span text:style-name="T4">C.</text:span></text:p>
      <text:p text:style-name="P11"><text:span text:style-name="T4">Temperatura zewnętrzna oscyluje w granicach od -30 do 35</text:span><text:span text:style-name="T15">°</text:span><text:span text:style-name="T4">C.</text:span></text:p>
      <text:p text:style-name="P7"><text:tab/>Problem, zawarty w projekcie polega na zautomatyzowaniu działa pieca, tak, aby podgrzewał wodę do określonej temperatury, w zależności od potrzeb, wynikających z temperatury otoczenia.</text:p>
      <text:p text:style-name="P7"/>
      <text:p text:style-name="P13"><text:span text:style-name="T4">2. Opis rozwi</text:span><text:span text:style-name="T10">ą</text:span><text:span text:style-name="T4">zywanego problemu</text:span></text:p>
      <text:p text:style-name="P9">W naszym projekcie kluczowym problemem było ustalenie reguł, według których pracuje piec.</text:p>
      <text:p text:style-name="P9">Do rozwiązania tego problemu skonstruowaliśmy następujący zbiór reguł:</text:p>
      <text:p text:style-name="P9"/>
      <text:p text:style-name="P9"><draw:frame draw:style-name="fr1" draw:name="Obiekt1" text:anchor-type="paragraph" svg:width="7.955cm" svg:height="2.2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Dzięki powyższym regułom wiadomo, kiedy i w jakim stopniu piec ma pracować.</text:p>
      <text:p text:style-name="P9">Problem ten rozwiązuje klasa FuzzySetController, w której deklarujemy poszczególne termy:</text:p>
      <text:p text:style-name="P9"><text:s text:c="8"/>Term low = new Term(Temperature.LOW);</text:p>
      <text:p text:style-name="P9"><text:s text:c="8"/>low.setShape(10, 15, 15, 20);</text:p>
      <text:p text:style-name="P9"><text:s text:c="8"/>boilerTemperature.addTerm(low);</text:p>
      <text:p text:style-name="P6"/>
      <text:p text:style-name="P12"><text:soft-page-break/><text:span text:style-name="T5">3. Opis techniki sztucznej inteligencji u</text:span><text:span text:style-name="T11">ż</text:span><text:span text:style-name="T5">ytej w tworzonym projekcie</text:span></text:p>
      <text:p text:style-name="P9">W naszym projekcie, do rozwiązania problemu ogrzewania wody, w konkretnych warunkach atmosferycznych użyliśmy logiki rozmytej. </text:p>
      <text:p text:style-name="P9">Pracowaliśmy w środowisku NetBeans IDE w wersji 8.2.</text:p>
      <text:p text:style-name="P17">Program wykonuje kolejno operacje<text:tab/>wnioskowania i agregacji. W ten sposób ze <text:tab/>zbioru wejściowego powstaje zbiór wyjściowy.</text:p>
      <text:p text:style-name="P8"/>
      <text:p text:style-name="P13"><text:span text:style-name="T7">4. Diagram przypadków u</text:span><text:span text:style-name="T13">ż</text:span><text:span text:style-name="T7">ycia utworzonej aplikacji</text:span></text:p>
      <text:p text:style-name="P9">*plik use_case_diagram wygenerowany przez środowisko NetBeans</text:p>
      <text:p text:style-name="P8"/>
      <text:p text:style-name="P5">5. Diagram klas utworzonej aplikacji</text:p>
      <text:p text:style-name="P9">*plik dist/Javadoc wygenerowany przez środowisko NetBeans</text:p>
      <text:p text:style-name="P5"/>
      <text:p text:style-name="P11"><text:span text:style-name="T6">6. Opis utworzonej aplikacji – dokumentacja u</text:span><text:span text:style-name="T12">ż</text:span><text:span text:style-name="T6">ytkownika</text:span></text:p>
      <text:list xml:id="list8855100508933282777" text:style-name="L1">
        <text:list-item>
          <text:list>
            <text:list-item>
              <text:h text:style-name="P18" text:outline-level="2">Wymagania sprzętowe</text:h>
            </text:list-item>
          </text:list>
        </text:list-item>
      </text:list>
      <text:p text:style-name="P14"><text:tab/><text:tab/>Program pracuje w środowiskach Windows XP/Vista/7/8/8.1/10, Linux oraz MacOS. <text:tab/><text:tab/>Do prawidłowego działania potrzebuje do 100 MB pamięci RAM.</text:p>
      <text:p text:style-name="P14"><text:s/><text:tab/><text:tab/>Z jego obsługą poradzi sobie każdy komputer PC dostępny obecnie na rynku.</text:p>
      <text:p text:style-name="P14"><text:tab/>2. Okno główne</text:p>
      <text:p text:style-name="P15"><text:tab/><text:tab/>W tym oknie, po uruchomieniu programu widzimy wykresy przedstawiające zbiory: <text:tab/><text:tab/>wejściowy i wyjściowy oraz bloki: wnioskowania i agregacji.</text:p>
      <text:p text:style-name="P15"><text:tab/><text:tab/>Ponadto, po lewej stronie, poniżej wykresu zbioru wejściowego mamy wartości <text:tab/><text:tab/><text:tab/>funkcji przynależności do poszczególnych termów oraz końcową wartość mocy <text:tab/><text:tab/><text:tab/>ogrzewania wyliczoną przy użyciu metody środka ciężkości.</text:p>
      <text:p text:style-name="P15"><text:tab/><text:tab/>Niżej przedstawiono natomiast aktualne wartości temperatur(bojlera oraz <text:tab/><text:tab/><text:tab/>zewnętrznej) oraz wartość temperatury, do jakiej dąży piec.</text:p>
      <text:p text:style-name="P15"><text:tab/><text:tab/>Pozostałe wykresy przyjmują wartości, odpowiadające podanej temperaturze pieca.</text:p>
      <text:p text:style-name="P15"><text:tab/>3. Działanie programu</text:p>
      <text:p text:style-name="P15"><text:tab/><text:tab/>Na początku jest losowana temperatura zewnętrzna z określonego przedziału.</text:p>
      <text:p text:style-name="P15"><text:tab/><text:tab/>Następnie na jej podstawie jest określana odpowiednia temperatura bojlera.</text:p>
      <text:p text:style-name="P15"><text:tab/><text:tab/>Następnie uruchomiony zostaje system rozmyty, który na wejściu otrzymuje aktualną <text:tab/><text:tab/>temperaturę bojlera, która początkowo wynosi 7<text:span text:style-name="T14">°</text:span><text:span text:style-name="T1">C.</text:span></text:p>
      <text:p text:style-name="P15"><text:soft-page-break/><text:span text:style-name="T1"><text:tab/><text:tab/>Po wykonaniu niezbędnych operacji system zwraca wyliczoną siłę ogrzewania.</text:span></text:p>
      <text:p text:style-name="P15"><text:span text:style-name="T1"><text:tab/><text:tab/>Każda operacja jest zobrazowana na wykresach.</text:span></text:p>
      <text:p text:style-name="P15"><text:span text:style-name="T1"><text:tab/><text:tab/>Wartość ostra jest używana do określenia wzrostu temperatury bojlera.</text:span></text:p>
      <text:p text:style-name="P15"><text:span text:style-name="T1"><text:tab/><text:tab/>Co 80 ms są wykonywane powyżej opisane operacje.</text:span></text:p>
      <text:p text:style-name="P15"><text:span text:style-name="T1"><text:tab/><text:tab/>W przypadku osiągnięcia pożądanej temperatury bojlera, jego temperatura obniża się <text:tab/><text:tab/>o 0.2</text:span><text:span text:style-name="T14">°</text:span><text:span text:style-name="T1">C, przy czym system dba o zachowanie odpowiedniej temperatury.</text:span></text:p>
      <text:p text:style-name="P15"><text:span text:style-name="T1"><text:tab/><text:tab/>Natomiast co 400 ms następuje wzrost temperatury zewnętrznej o +/- 3</text:span><text:span text:style-name="T14">°</text:span><text:span text:style-name="T1">C.</text:span></text:p>
      <text:p text:style-name="P15"><text:span text:style-name="T1"><text:tab/><text:tab/>Ma to na celu symulację rzeczywistej zmiany temperatury.</text:span></text:p>
      <text:p text:style-name="P15"><text:span text:style-name="T1"><text:tab/><text:tab/>Co 15 sekund jest losowana nowa temperatura zewnętrzna z zakresu +/- 20</text:span><text:span text:style-name="T14">°</text:span><text:span text:style-name="T1">C, od <text:tab/><text:tab/>obecnej. </text:span></text:p>
      <text:p text:style-name="P15"><text:span text:style-name="T1"><text:tab/><text:tab/>Jest to przeprowadzane w celach demonstracji działania systemu w różnych <text:tab/><text:tab/><text:tab/>warunkach atmosferycznych.</text:span></text:p>
      <text:p text:style-name="P15"><text:span text:style-name="T1"><text:tab/></text:span>4. Kończenie działania programu</text:p>
      <text:p text:style-name="P15"><text:tab/><text:tab/>Po zakończeniu wykonywania działań można zamknąć program, wciskając przycisk <text:tab/><text:tab/>"X", w okienku programu.</text:p>
      <text:p text:style-name="P16"><text:tab/><text:tab/></text:p>
      <text:p text:style-name="P5">7. Podsumowanie</text:p>
      <text:p text:style-name="P9">Projekt został wykonany bez większych problemów. Efektem jego pracy jest zautomatyzowana prac pieca. W dalszym etapie prac, można by go rozwijać pod kątem ustawienia konkretnej temperatury wody, według potrzeb użytkownika (prysznic, wanna, zlew). W dalszym ciągu prac możliwe byłoby zamontowanie kolektorów słonecznych współpracujących z piec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egoe UI" svg:font-family="'Segoe UI'"/>
    <style:font-face style:name="Times" svg:font-family="Times"/>
    <style:font-face style:name="TimesNewRoman" svg:font-family="TimesNewRoman"/>
    <style:font-face style:name="TimesNewRoman,Bold" svg:font-family="'TimesNewRoman,Bold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style:font-name="Times" fo:font-size="10pt" fo:font-style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Zastosowania Sztucznej Inteligencji - Projek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5T22:00:32.737125000</meta:creation-date>
    <dc:date>2017-01-11T11:04:41.21</dc:date>
    <meta:editing-duration>PT3H20M59S</meta:editing-duration>
    <meta:editing-cycles>18</meta:editing-cycles>
    <meta:generator>OpenOffice/4.1.2$Win32 OpenOffice.org_project/412m3$Build-9782</meta:generator>
    <meta:document-statistic meta:table-count="0" meta:image-count="0" meta:object-count="1" meta:page-count="4" meta:paragraph-count="63" meta:word-count="638" meta:character-count="50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4" table:style-name="ta1" table:print="false">
        <table:table-column table:style-name="co1" table:number-columns-repeated="43" table:default-cell-style-name="Default"/>
        <table:table-column table:style-name="co2" table:default-cell-style-name="Default"/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43"/>
          <table:table-cell office:value-type="string">
            <text:p>JEŻELI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B=N) THEN (SO=W)</text:p>
          </table:table-cell>
        </table:table-row>
        <table:table-row table:style-name="ro1">
          <table:table-cell table:number-columns-repeated="43"/>
          <table:table-cell office:value-type="string">
            <text:p>JEŻELI (TB=Ś) THEN (SO=Ś)</text:p>
          </table:table-cell>
        </table:table-row>
        <table:table-row table:style-name="ro1">
          <table:table-cell table:number-columns-repeated="43"/>
          <table:table-cell office:value-type="string">
            <text:p>JEŻELI (TB=W) THEN (SO=N)</text:p>
          </table:table-cell>
        </table:table-row>
        <table:table-row table:style-name="ro1">
          <table:table-cell table:number-columns-repeated="43"/>
          <table:table-cell office:value-type="string">
            <text:p>JEŻELI (TB=BW) THEN (SO=Brak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11.01.2017</text:date>, <text:time>10:38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